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15cm" draw:fill="solid" draw:fill-color="#dddddd" draw:textarea-horizontal-align="justify" draw:textarea-vertical-align="middle" draw:auto-grow-height="false" fo:min-height="0.47cm" fo:min-width="0.27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5cm"/>
      <style:paragraph-properties style:writing-mode="lr-tb"/>
    </style:style>
    <style:style style:name="gr3" style:family="graphic" style:parent-style-name="standard">
      <style:graphic-properties svg:stroke-width="0.05cm" draw:marker-start-width="0.28cm" draw:marker-end-width="0.15cm" draw:fill="solid" draw:fill-color="#dddddd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5cm" svg:stroke-color="#000000" draw:marker-start-width="0.28cm" draw:marker-end-width="0.15cm" draw:fill="none" draw:fill-color="#dddddd" fo:min-height="0.5cm"/>
      <style:paragraph-properties style:writing-mode="lr-tb"/>
    </style:style>
    <style:style style:name="gr5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75cm"/>
    </style:style>
    <style:style style:name="gr6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424cm"/>
      <style:paragraph-properties style:writing-mode="lr-tb"/>
    </style:style>
    <style:style style:name="gr7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8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5cm" draw:marker-start-width="0.28cm" draw:marker-end="Arrowheads_20_1" draw:marker-end-width="0.1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937cm"/>
    </style:style>
    <style:style style:name="gr11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47cm" fo:min-width="0.27cm" fo:padding-top="0.14cm" fo:padding-bottom="0.14cm" fo:padding-left="0.265cm" fo:padding-right="0.265cm"/>
    </style:style>
    <style:style style:name="gr12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47cm" fo:min-width="0.27cm" fo:padding-top="0.14cm" fo:padding-bottom="0.14cm" fo:padding-left="0.265cm" fo:padding-right="0.265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dddddd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666666" loext:opacity="100%" fo:font-size="8pt" style:font-size-asian="8pt" style:font-size-complex="8pt"/>
    </style:style>
    <style:style style:name="P8" style:family="paragraph">
      <loext:graphic-properties draw:fill="none" draw:fill-color="#ffffff"/>
      <style:paragraph-properties style:writing-mode="lr-tb"/>
      <style:text-properties fo:color="#666666" loext:opacity="100%" fo:font-size="8pt" style:font-size-asian="8pt" style:font-size-complex="8pt"/>
    </style:style>
    <style:style style:name="T1" style:family="text">
      <style:text-properties fo:color="#666666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75cm" svg:x="6.55cm" svg:y="4.398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7" draw:id="id7" draw:layer="layout" svg:width="0.75cm" svg:height="0.75cm" svg:x="6.55cm" svg:y="4.398cm">
          <draw:text-box>
            <text:p>2</text:p>
          </draw:text-box>
        </draw:frame>
        <draw:custom-shape draw:style-name="gr3" draw:text-style-name="P1" draw:layer="layout" svg:width="0.8cm" svg:height="0.75cm" svg:x="6.55cm" svg:y="1.7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4" draw:id="id4" draw:layer="layout" svg:width="0.75cm" svg:height="0.75cm" svg:x="6.55cm" svg:y="1.7cm">
          <draw:text-box>
            <text:p>2</text:p>
          </draw:text-box>
        </draw:frame>
        <draw:frame draw:style-name="gr5" draw:text-style-name="P2" draw:layer="layout" svg:width="0.5cm" svg:height="1cm" svg:x="5.85cm" svg:y="0.75cm">
          <draw:text-box>
            <text:p/>
          </draw:text-box>
        </draw:frame>
        <draw:frame draw:style-name="gr6" draw:text-style-name="P2" xml:id="id1" draw:id="id1" draw:layer="layout" svg:width="0.75cm" svg:height="0.674cm" svg:x="3.8cm" svg:y="0.5cm">
          <draw:text-box>
            <text:p>x</text:p>
          </draw:text-box>
        </draw:frame>
        <draw:custom-shape draw:style-name="gr7" draw:text-style-name="P4" draw:layer="layout" svg:width="0.8cm" svg:height="0.75cm" svg:x="0.1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0.9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1.7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2.5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3.3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4.15cm" svg:y="1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cm" svg:height="0.75cm" svg:x="4.95cm" svg:y="1.7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0.75cm" svg:height="0.75cm" svg:x="4.95cm" svg:y="1.7cm">
          <draw:text-box>
            <text:p>1</text:p>
          </draw:text-box>
        </draw:frame>
        <draw:custom-shape draw:style-name="gr7" draw:text-style-name="P4" draw:layer="layout" svg:width="0.8cm" svg:height="0.75cm" svg:x="5.7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7.3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8.1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8.9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9.7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10.5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11.3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12.15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5cm" svg:x="12.95cm" svg:y="1.7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4.55cm" svg:y1="0.837cm" svg:x2="5.325cm" svg:y2="1.7cm" draw:start-shape="id1" draw:start-glue-point="1" draw:end-shape="id2" draw:end-glue-point="0" svg:d="M4550 837c517 0 775 287 775 863" svg:viewBox="0 0 776 864">
          <text:p/>
        </draw:connector>
        <draw:frame draw:style-name="gr6" draw:text-style-name="P2" xml:id="id3" draw:id="id3" draw:layer="layout" svg:width="0.75cm" svg:height="0.674cm" svg:x="7.3cm" svg:y="0.5cm">
          <draw:text-box>
            <text:p>y</text:p>
          </draw:text-box>
        </draw:frame>
        <draw:connector draw:style-name="gr9" draw:text-style-name="P6" draw:layer="layout" draw:type="curve" svg:x1="7.3cm" svg:y1="0.837cm" svg:x2="6.925cm" svg:y2="1.7cm" draw:start-shape="id3" draw:start-glue-point="3" draw:end-shape="id4" draw:end-glue-point="0" svg:d="M7300 837c-250 0-375 287-375 863" svg:viewBox="0 0 376 864">
          <text:p/>
        </draw:connector>
        <draw:frame draw:style-name="gr2" draw:text-style-name="P8" draw:layer="layout" svg:width="0.75cm" svg:height="0.75cm" svg:x="4.65cm" svg:y="0.9cm">
          <draw:text-box>
            <text:p text:style-name="P7"><text:span text:style-name="T1">1</text:span></text:p>
          </draw:text-box>
        </draw:frame>
        <draw:frame draw:style-name="gr6" draw:text-style-name="P2" xml:id="id5" draw:id="id5" draw:layer="layout" svg:width="0.75cm" svg:height="0.674cm" svg:x="3cm" svg:y="0.876cm">
          <draw:text-box>
            <text:p>z</text:p>
          </draw:text-box>
        </draw:frame>
        <draw:connector draw:style-name="gr9" draw:text-style-name="P6" draw:layer="layout" draw:type="curve" svg:x1="3cm" svg:y1="1.213cm" svg:x2="5.325cm" svg:y2="1.7cm" draw:start-shape="id5" draw:start-glue-point="3" draw:end-shape="id2" draw:end-glue-point="0" svg:d="M3000 1213c-750 0-626-419 143-794s2182-705 2182 1281" svg:viewBox="0 0 2828 1565">
          <text:p/>
        </draw:connector>
        <draw:frame draw:style-name="gr10" draw:text-style-name="P2" draw:layer="layout" svg:width="0.5cm" svg:height="1.187cm" svg:x="5.85cm" svg:y="3.448cm">
          <draw:text-box>
            <text:p/>
          </draw:text-box>
        </draw:frame>
        <draw:frame draw:style-name="gr6" draw:text-style-name="P2" xml:id="id6" draw:id="id6" draw:layer="layout" svg:width="0.75cm" svg:height="0.674cm" svg:x="3.8cm" svg:y="3.198cm">
          <draw:text-box>
            <text:p>x</text:p>
          </draw:text-box>
        </draw:frame>
        <draw:custom-shape draw:style-name="gr11" draw:text-style-name="P4" draw:layer="layout" svg:width="0.8cm" svg:height="0.75cm" svg:x="0.1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0.9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1.7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2.5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3.3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4.15cm" svg:y="4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8cm" svg:height="0.75cm" svg:x="4.95cm" svg:y="4.398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9" draw:id="id9" draw:layer="layout" svg:width="0.75cm" svg:height="0.75cm" svg:x="4.95cm" svg:y="4.398cm">
          <draw:text-box>
            <text:p>1</text:p>
          </draw:text-box>
        </draw:frame>
        <draw:custom-shape draw:style-name="gr11" draw:text-style-name="P4" draw:layer="layout" svg:width="0.8cm" svg:height="0.75cm" svg:x="5.7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7.3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8.1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8.9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9.7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10.5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11.3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12.15cm" svg:y="4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cm" svg:height="0.75cm" svg:x="12.95cm" svg:y="4.398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4.55cm" svg:y1="3.535cm" svg:x2="6.925cm" svg:y2="4.398cm" draw:start-shape="id6" draw:start-glue-point="1" draw:end-shape="id7" draw:end-glue-point="0" svg:d="M4550 3535c1584 0 2375 287 2375 863" svg:viewBox="0 0 2376 864">
          <text:p/>
        </draw:connector>
        <draw:frame draw:style-name="gr6" draw:text-style-name="P2" xml:id="id8" draw:id="id8" draw:layer="layout" svg:width="0.75cm" svg:height="0.674cm" svg:x="7.3cm" svg:y="3.198cm">
          <draw:text-box>
            <text:p>y</text:p>
          </draw:text-box>
        </draw:frame>
        <draw:connector draw:style-name="gr9" draw:text-style-name="P6" draw:layer="layout" draw:type="curve" svg:x1="7.3cm" svg:y1="3.535cm" svg:x2="5.325cm" svg:y2="4.398cm" draw:start-shape="id8" draw:start-glue-point="3" draw:end-shape="id9" draw:end-glue-point="0" svg:d="M7300 3535c-1317 0-1975 287-1975 863" svg:viewBox="0 0 1976 864">
          <text:p/>
        </draw:connector>
        <draw:frame draw:style-name="gr6" draw:text-style-name="P2" xml:id="id10" draw:id="id10" draw:layer="layout" svg:width="0.75cm" svg:height="0.674cm" svg:x="3cm" svg:y="3.574cm">
          <draw:text-box>
            <text:p>z</text:p>
          </draw:text-box>
        </draw:frame>
        <draw:connector draw:style-name="gr9" draw:text-style-name="P6" draw:layer="layout" draw:type="curve" svg:x1="3cm" svg:y1="3.911cm" svg:x2="5.325cm" svg:y2="4.398cm" draw:start-shape="id10" draw:start-glue-point="3" draw:end-shape="id9" draw:end-glue-point="0" svg:d="M3000 3911c-750 0-626-419 143-794s2182-705 2182 1281" svg:viewBox="0 0 2828 1565">
          <text:p/>
        </draw:connector>
        <draw:frame draw:style-name="gr2" draw:text-style-name="P8" draw:layer="layout" svg:width="0.75cm" svg:height="0.75cm" svg:x="6.85cm" svg:y="0.9cm">
          <draw:text-box>
            <text:p text:style-name="P7"><text:span text:style-name="T1">2</text:span></text:p>
          </draw:text-box>
        </draw:frame>
        <draw:frame draw:style-name="gr2" draw:text-style-name="P8" draw:layer="layout" svg:width="0.75cm" svg:height="0.75cm" svg:x="2.95cm" svg:y="0.3cm">
          <draw:text-box>
            <text:p text:style-name="P7"><text:span text:style-name="T1">3</text:span></text:p>
          </draw:text-box>
        </draw:frame>
        <draw:frame draw:style-name="gr2" draw:text-style-name="P8" draw:layer="layout" svg:width="0.75cm" svg:height="0.75cm" svg:x="4.45cm" svg:y="3.5cm">
          <draw:text-box>
            <text:p text:style-name="P7"><text:span text:style-name="T1">4</text:span></text:p>
          </draw:text-box>
        </draw:frame>
        <draw:frame draw:style-name="gr2" draw:text-style-name="P8" draw:layer="layout" svg:width="0.75cm" svg:height="0.75cm" svg:x="2.85cm" svg:y="3.1cm">
          <draw:text-box>
            <text:p text:style-name="P7"><text:span text:style-name="T1">3</text:span></text:p>
          </draw:text-box>
        </draw:frame>
        <draw:frame draw:style-name="gr2" draw:text-style-name="P8" draw:layer="layout" svg:width="0.75cm" svg:height="0.75cm" svg:x="6.35cm" svg:y="3.1cm">
          <draw:text-box>
            <text:p text:style-name="P7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3465a4" draw:marker-start-width="0.23cm" draw:marker-start-center="false" draw:marker-end-width="0.23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Math1" fo:font-family="'Latin Modern Math'" style:font-style-name="Bold" style:font-pitch="variable" fo:font-size="1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0:41:42.034995834</meta:creation-date>
    <dc:date>2024-03-31T10:20:49.574780518</dc:date>
    <meta:editing-duration>PT35M24S</meta:editing-duration>
    <meta:editing-cycles>10</meta:editing-cycles>
    <meta:generator>LibreOffice/7.3.7.2$Linux_X86_64 LibreOffice_project/30$Build-2</meta:generator>
    <meta:document-statistic meta:object-count="58"/>
  </office:meta>
</office:document-meta>
</file>